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9e5e6b">
      <style:table-column-properties style:column-width="5.1cm"/>
      <style:paragraph-properties fo:text-align="center"/>
    </style:style>
    <style:style style:family="table-row" style:name="a093caf">
      <style:table-row-properties style:row-height="0.5cm"/>
      <style:paragraph-properties fo:text-align="center"/>
    </style:style>
    <style:style style:family="table-cell" style:name="a7e30ce">
      <style:paragraph-properties fo:text-align="center"/>
      <style:text-properties fo:font-weight="bold" style:font-weight-asian="bold" style:font-weight-complex="bold"/>
    </style:style>
    <style:style style:family="table-cell" style:name="abf0868">
      <style:paragraph-properties fo:text-align="center"/>
    </style:style>
    <style:style style:data-style-name="stringStyleCell" style:family="table-cell" style:name="aaea066">
      <style:paragraph-properties fo:text-align="center"/>
    </style:style>
  </office:automatic-styles>
  <office:body>
    <office:spreadsheet>
      <table:table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row table:style-name="a093caf">
          <table:table-cell office:string-value="Pair Id" office:value-type="string" table:style-name="a7e30ce">
            <text:p>Pair Id</text:p>
          </table:table-cell>
          <table:table-cell office:string-value="IC&lt;randoop&gt;" office:value-type="string" table:style-name="a7e30ce">
            <text:p>IC&lt;randoop&gt;</text:p>
          </table:table-cell>
          <table:table-cell office:string-value="EIC&lt;randoop&gt;" office:value-type="string" table:style-name="a7e30ce">
            <text:p>EIC&lt;randoop&gt;</text:p>
          </table:table-cell>
          <table:table-cell office:string-value="IC&lt;evosuite&gt;" office:value-type="string" table:style-name="a7e30ce">
            <text:p>IC&lt;evosuite&gt;</text:p>
          </table:table-cell>
          <table:table-cell office:string-value="EIC&lt;evosuite&gt;" office:value-type="string" table:style-name="a7e30ce">
            <text:p>EIC&lt;evosuite&gt;</text:p>
          </table:table-cell>
          <table:table-cell office:string-value="Expected ?" office:value-type="string" table:style-name="a7e30ce">
            <text:p>Expected ?</text:p>
          </table:table-cell>
        </table:table-row>
        <table:table-row table:style-name="">
          <table:table-cell office:string-value="branch51.0" office:value-type="string" table:style-name="">
            <text:p>branch51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206.0" office:value-type="string" table:style-name="">
            <text:p>branch20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07.0" office:value-type="string" table:style-name="">
            <text:p>branch207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61.0" office:value-type="string" table:style-name="">
            <text:p>branch16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24.0" office:value-type="string" table:style-name="">
            <text:p>branch224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218.0" office:value-type="string" table:style-name="">
            <text:p>branch21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</table:table>
      <table:table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column table:default-cell-style-name="aaea066" table:style-name="a9e5e6b"/>
        <table:table-row table:style-name="a093caf">
          <table:table-cell office:string-value="Pair Id" office:value-type="string" table:style-name="a7e30ce">
            <text:p>Pair Id</text:p>
          </table:table-cell>
          <table:table-cell office:string-value="IC&lt;randoop&gt;" office:value-type="string" table:style-name="a7e30ce">
            <text:p>IC&lt;randoop&gt;</text:p>
          </table:table-cell>
          <table:table-cell office:string-value="EIC&lt;randoop&gt;" office:value-type="string" table:style-name="a7e30ce">
            <text:p>EIC&lt;randoop&gt;</text:p>
          </table:table-cell>
          <table:table-cell office:string-value="IC&lt;evosuite&gt;" office:value-type="string" table:style-name="a7e30ce">
            <text:p>IC&lt;evosuite&gt;</text:p>
          </table:table-cell>
          <table:table-cell office:string-value="EIC&lt;evosuite&gt;" office:value-type="string" table:style-name="a7e30ce">
            <text:p>EIC&lt;evosuite&gt;</text:p>
          </table:table-cell>
        </table:table-row>
        <table:table-row table:style-name="">
          <table:table-cell office:string-value="branch51.0" office:value-type="string" table:style-name="">
            <text:p>branch51.0</text:p>
          </table:table-cell>
          <table:table-cell office:string-value="87" office:value-type="string" table:style-name="">
            <text:p>87</text:p>
          </table:table-cell>
          <table:table-cell office:string-value="169" office:value-type="string" table:style-name="">
            <text:p>169</text:p>
          </table:table-cell>
          <table:table-cell office:string-value="173" office:value-type="string" table:style-name="">
            <text:p>173</text:p>
          </table:table-cell>
          <table:table-cell office:string-value="716" office:value-type="string" table:style-name="">
            <text:p>716</text:p>
          </table:table-cell>
        </table:table-row>
        <table:table-row table:style-name="">
          <table:table-cell office:string-value="branch206.0" office:value-type="string" table:style-name="">
            <text:p>branch206.0</text:p>
          </table:table-cell>
          <table:table-cell office:string-value="57" office:value-type="string" table:style-name="">
            <text:p>57</text:p>
          </table:table-cell>
          <table:table-cell office:string-value="148" office:value-type="string" table:style-name="">
            <text:p>148</text:p>
          </table:table-cell>
          <table:table-cell office:string-value="118" office:value-type="string" table:style-name="">
            <text:p>118</text:p>
          </table:table-cell>
          <table:table-cell office:string-value="204" office:value-type="string" table:style-name="">
            <text:p>204</text:p>
          </table:table-cell>
        </table:table-row>
        <table:table-row table:style-name="">
          <table:table-cell office:string-value="branch207.0" office:value-type="string" table:style-name="">
            <text:p>branch207.0</text:p>
          </table:table-cell>
          <table:table-cell office:string-value="84" office:value-type="string" table:style-name="">
            <text:p>84</text:p>
          </table:table-cell>
          <table:table-cell office:string-value="149" office:value-type="string" table:style-name="">
            <text:p>149</text:p>
          </table:table-cell>
          <table:table-cell office:string-value="348" office:value-type="string" table:style-name="">
            <text:p>348</text:p>
          </table:table-cell>
          <table:table-cell office:string-value="396" office:value-type="string" table:style-name="">
            <text:p>396</text:p>
          </table:table-cell>
        </table:table-row>
        <table:table-row table:style-name="">
          <table:table-cell office:string-value="branch161.0" office:value-type="string" table:style-name="">
            <text:p>branch161.0</text:p>
          </table:table-cell>
          <table:table-cell office:string-value="64" office:value-type="string" table:style-name="">
            <text:p>64</text:p>
          </table:table-cell>
          <table:table-cell office:string-value="123" office:value-type="string" table:style-name="">
            <text:p>123</text:p>
          </table:table-cell>
          <table:table-cell office:string-value="530" office:value-type="string" table:style-name="">
            <text:p>530</text:p>
          </table:table-cell>
          <table:table-cell office:string-value="559" office:value-type="string" table:style-name="">
            <text:p>559</text:p>
          </table:table-cell>
        </table:table-row>
        <table:table-row table:style-name="">
          <table:table-cell office:string-value="branch224.0" office:value-type="string" table:style-name="">
            <text:p>branch224.0</text:p>
          </table:table-cell>
          <table:table-cell office:string-value="21" office:value-type="string" table:style-name="">
            <text:p>21</text:p>
          </table:table-cell>
          <table:table-cell office:string-value="95" office:value-type="string" table:style-name="">
            <text:p>95</text:p>
          </table:table-cell>
          <table:table-cell office:string-value="111" office:value-type="string" table:style-name="">
            <text:p>111</text:p>
          </table:table-cell>
          <table:table-cell office:string-value="119" office:value-type="string" table:style-name="">
            <text:p>119</text:p>
          </table:table-cell>
        </table:table-row>
        <table:table-row table:style-name="">
          <table:table-cell office:string-value="branch218.0" office:value-type="string" table:style-name="">
            <text:p>branch218.0</text:p>
          </table:table-cell>
          <table:table-cell office:string-value="72" office:value-type="string" table:style-name="">
            <text:p>72</text:p>
          </table:table-cell>
          <table:table-cell office:string-value="203" office:value-type="string" table:style-name="">
            <text:p>203</text:p>
          </table:table-cell>
          <table:table-cell office:string-value="136" office:value-type="string" table:style-name="">
            <text:p>136</text:p>
          </table:table-cell>
          <table:table-cell office:string-value="188" office:value-type="string" table:style-name="">
            <text:p>188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